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e9f9f" officeooo:paragraph-rsid="001e9f9f"/>
    </style:style>
    <style:style style:name="P2" style:family="paragraph" style:parent-style-name="Standard">
      <style:paragraph-properties fo:text-align="justify" style:justify-single-word="false"/>
      <style:text-properties fo:language="en" fo:country="US" officeooo:rsid="001eb1fd" officeooo:paragraph-rsid="001eb1fd"/>
    </style:style>
    <style:style style:name="P3" style:family="paragraph" style:parent-style-name="Standard">
      <style:paragraph-properties fo:text-align="justify" style:justify-single-word="false"/>
      <style:text-properties fo:language="en" fo:country="US" officeooo:rsid="001f72b2" officeooo:paragraph-rsid="0021cdb9"/>
    </style:style>
    <style:style style:name="P4" style:family="paragraph" style:parent-style-name="Standard">
      <style:paragraph-properties fo:text-align="justify" style:justify-single-word="false"/>
      <style:text-properties fo:language="en" fo:country="US" officeooo:rsid="0022a201" officeooo:paragraph-rsid="0022a201"/>
    </style:style>
    <style:style style:name="P5" style:family="paragraph" style:parent-style-name="Standard">
      <style:paragraph-properties fo:text-align="justify" style:justify-single-word="false"/>
      <style:text-properties fo:language="en" fo:country="US" officeooo:rsid="0022a201" officeooo:paragraph-rsid="00242645"/>
    </style:style>
    <style:style style:name="P6" style:family="paragraph" style:parent-style-name="Standard">
      <style:paragraph-properties fo:text-align="justify" style:justify-single-word="false"/>
      <style:text-properties fo:language="en" fo:country="US" officeooo:rsid="00242645" officeooo:paragraph-rsid="00242645"/>
    </style:style>
    <style:style style:name="P7" style:family="paragraph" style:parent-style-name="Standard">
      <style:paragraph-properties fo:text-align="justify" style:justify-single-word="false"/>
      <style:text-properties fo:language="en" fo:country="US" officeooo:rsid="00242645" officeooo:paragraph-rsid="0024aaeb"/>
    </style:style>
    <style:style style:name="P8" style:family="paragraph" style:parent-style-name="Standard">
      <style:paragraph-properties fo:text-align="justify" style:justify-single-word="false"/>
      <style:text-properties fo:language="en" fo:country="US" officeooo:rsid="0029d3c4" officeooo:paragraph-rsid="0029d3c4"/>
    </style:style>
    <style:style style:name="P9" style:family="paragraph" style:parent-style-name="Standard">
      <style:paragraph-properties fo:text-align="justify" style:justify-single-word="false"/>
      <style:text-properties fo:language="en" fo:country="US" officeooo:rsid="00335a1b" officeooo:paragraph-rsid="00335a1b"/>
    </style:style>
    <style:style style:name="P10" style:family="paragraph" style:parent-style-name="Standard">
      <style:paragraph-properties fo:text-align="justify" style:justify-single-word="false"/>
      <style:text-properties fo:language="en" fo:country="US" officeooo:rsid="0034021d" officeooo:paragraph-rsid="0034021d"/>
    </style:style>
    <style:style style:name="P11" style:family="paragraph" style:parent-style-name="Standard">
      <style:paragraph-properties fo:text-align="justify" style:justify-single-word="false"/>
      <style:text-properties fo:language="en" fo:country="US" officeooo:rsid="00270cbe" officeooo:paragraph-rsid="00270cbe"/>
    </style:style>
    <style:style style:name="P12" style:family="paragraph" style:parent-style-name="Standard">
      <style:paragraph-properties fo:text-align="justify" style:justify-single-word="false"/>
      <style:text-properties fo:language="en" fo:country="US" officeooo:rsid="0027dafc" officeooo:paragraph-rsid="00409e14"/>
    </style:style>
    <style:style style:name="P13" style:family="paragraph" style:parent-style-name="Standard">
      <style:paragraph-properties fo:text-align="justify" style:justify-single-word="false"/>
      <style:text-properties fo:language="en" fo:country="US" officeooo:rsid="0027dafc" officeooo:paragraph-rsid="00270cbe"/>
    </style:style>
    <style:style style:name="P14" style:family="paragraph" style:parent-style-name="Standard">
      <style:paragraph-properties fo:text-align="justify" style:justify-single-word="false"/>
      <style:text-properties fo:language="en" fo:country="US" officeooo:rsid="00409e14" officeooo:paragraph-rsid="00409e14"/>
    </style:style>
    <style:style style:name="P15" style:family="paragraph" style:parent-style-name="Standard">
      <style:paragraph-properties fo:text-align="justify" style:justify-single-word="false"/>
      <style:text-properties fo:language="en" fo:country="US" officeooo:rsid="001f72b2" officeooo:paragraph-rsid="0021cdb9"/>
    </style:style>
    <style:style style:name="T1" style:family="text">
      <style:text-properties officeooo:rsid="001eb1fd"/>
    </style:style>
    <style:style style:name="T2" style:family="text">
      <style:text-properties fo:background-color="#ffff00" loext:char-shading-value="0"/>
    </style:style>
    <style:style style:name="T3" style:family="text">
      <style:text-properties officeooo:rsid="001eb1fd" fo:background-color="#ffff00" loext:char-shading-value="0"/>
    </style:style>
    <style:style style:name="T4" style:family="text">
      <style:text-properties officeooo:rsid="00211c44" fo:background-color="#ffff00" loext:char-shading-value="0"/>
    </style:style>
    <style:style style:name="T5" style:family="text">
      <style:text-properties officeooo:rsid="0021cdb9" fo:background-color="#ffff00" loext:char-shading-value="0"/>
    </style:style>
    <style:style style:name="T6" style:family="text">
      <style:text-properties officeooo:rsid="002c5511" fo:background-color="#ffff00" loext:char-shading-value="0"/>
    </style:style>
    <style:style style:name="T7" style:family="text">
      <style:text-properties officeooo:rsid="00396c3b" fo:background-color="#ffff00" loext:char-shading-value="0"/>
    </style:style>
    <style:style style:name="T8" style:family="text">
      <style:text-properties officeooo:rsid="003b2d85" fo:background-color="#ffff00" loext:char-shading-value="0"/>
    </style:style>
    <style:style style:name="T9" style:family="text">
      <style:text-properties officeooo:rsid="001f0de0"/>
    </style:style>
    <style:style style:name="T10" style:family="text">
      <style:text-properties officeooo:rsid="00211c44"/>
    </style:style>
    <style:style style:name="T11" style:family="text">
      <style:text-properties officeooo:rsid="00232da9"/>
    </style:style>
    <style:style style:name="T12" style:family="text">
      <style:text-properties officeooo:rsid="00242645"/>
    </style:style>
    <style:style style:name="T13" style:family="text">
      <style:text-properties officeooo:rsid="0024aaeb"/>
    </style:style>
    <style:style style:name="T14" style:family="text">
      <style:text-properties fo:language="ru" fo:country="RU" officeooo:rsid="0027dafc"/>
    </style:style>
    <style:style style:name="T15" style:family="text">
      <style:text-properties fo:language="ru" fo:country="RU" officeooo:rsid="003e552a"/>
    </style:style>
    <style:style style:name="T16" style:family="text">
      <style:text-properties officeooo:rsid="0028eb1f"/>
    </style:style>
    <style:style style:name="T17" style:family="text">
      <style:text-properties officeooo:rsid="002c8c35"/>
    </style:style>
    <style:style style:name="T18" style:family="text">
      <style:text-properties officeooo:rsid="00312a8b"/>
    </style:style>
    <style:style style:name="T19" style:family="text">
      <style:text-properties officeooo:rsid="0032e899"/>
    </style:style>
    <style:style style:name="T20" style:family="text">
      <style:text-properties officeooo:rsid="00335a1b"/>
    </style:style>
    <style:style style:name="T21" style:family="text">
      <style:text-properties officeooo:rsid="0036773b"/>
    </style:style>
    <style:style style:name="T22" style:family="text">
      <style:text-properties officeooo:rsid="003bd620"/>
    </style:style>
    <style:style style:name="T23" style:family="text">
      <style:text-properties officeooo:rsid="003cdd24"/>
    </style:style>
    <style:style style:name="T24" style:family="text">
      <style:text-properties officeooo:rsid="003e552a"/>
    </style:style>
    <style:style style:name="T25" style:family="text">
      <style:text-properties officeooo:rsid="00409e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ient has QR-code (MAC address of WiFi+<text:span text:style-name="T2">random value(0..</text:span><text:span text:style-name="T8">FFFF</text:span><text:span text:style-name="T2">) </text:span><text:span text:style-name="T7">with leading </text:span><text:span text:style-name="T8">zeros</text:span><text:span text:style-name="T2">, </text:span><text:span text:style-name="T6">which generated when the application is first runned</text:span>+current DateTime (Date, Hours, Minutes <text:span text:style-name="T3">in UTC+3 zone</text:span><text:span text:style-name="T1">)</text:span>. <text:span text:style-name="T22">If</text:span> clien<text:span text:style-name="T1">t</text:span> has NFC, <text:span text:style-name="T22">then write to NFC </text:span>tag with the same data. <text:span text:style-name="T23">MAC address and random value is unique Fingerprint of client.</text:span></text:p>
      <text:p text:style-name="P1"/>
      <text:p text:style-name="P2">Service (Sell) Point (hereinafter – SP) application has ability to read NFC/<text:span text:style-name="T23">QR code</text:span> data from clients' devices.</text:p>
      <text:p text:style-name="P2"/>
      <text:p text:style-name="P2">Then it should compare clients's DateTime and SP's DateTime. Application should admit customizable acceptable difference, as an example 5 minutes. If DateTime is not equal and difference has value more than defined, there are should be warning on the SP's screen: “Either of SP's or clients's DateTime settings is inaccurate, please check DateTime on the devices” and stop any further processing.</text:p>
      <text:p text:style-name="P2"/>
      <text:p text:style-name="P2">If <text:span text:style-name="T9">clients' DateTime and SP's DateTime are equal (or difference less than defined in settings) than it should parse MAC address of WiFi (and random value-as option) and random value from data string.</text:span></text:p>
      <text:p text:style-name="P2"/>
      <text:p text:style-name="P3">Then it should send SELECT query to the MySQL server and expect something in return. MySQL' properties should be customizable as well <text:span text:style-name="T10">(ip address v4 (</text:span><text:span text:style-name="T4">v6 as option</text:span><text:span text:style-name="T5">)</text:span><text:span text:style-name="T10"> or domain name, port, database name, login, password). If client found</text:span><text:span text:style-name="T15">, </text:span><text:span text:style-name="T24">show existing client form.</text:span></text:p>
      <text:p text:style-name="P12">Fields 2..<text:span text:style-name="T21">15</text:span> should allowed editing <text:span text:style-name="T25">(MAC if only SP has rights to)</text:span>, <text:span text:style-name="T23">with except 10, 11, 13 fields</text:span></text:p>
      <text:p text:style-name="P3"/>
      <text:p text:style-name="P4">Table structure <text:span text:style-name="T12">(main)</text:span></text:p>
      <text:p text:style-name="P4"/>
      <text:p text:style-name="P4"><text:span text:style-name="T14">1 </text:span>client_id (AI), int, primary key</text:p>
      <text:p text:style-name="P5"><text:span text:style-name="T14">2 </text:span><text:span text:style-name="T17">mac</text:span>, <text:span text:style-name="T11">text (60 symbols), unique, UTF8 General CI, not null / contains also RND value of client's fingerprint</text:span></text:p>
      <text:p text:style-name="P6"><text:span text:style-name="T14">3 </text:span><text:span text:style-name="T17">clientn</text:span>ame, text (128 symbols), <text:span text:style-name="T11">UTF8 General CI, not null</text:span></text:p>
      <text:p text:style-name="P6"><text:span text:style-name="T14">4 </text:span><text:span text:style-name="T18">anyv</text:span>1, int (0..<text:span text:style-name="T19">65k</text:span>)</text:p>
      <text:p text:style-name="P6"><text:span text:style-name="T14">5 </text:span><text:span text:style-name="T18">anyv</text:span>2, int (0..<text:span text:style-name="T19">65k</text:span>)</text:p>
      <text:p text:style-name="P6"><text:span text:style-name="T14">6 </text:span>size<text:span text:style-name="T19">v</text:span>1, int (<text:span text:style-name="T19">FLOAT</text:span>)</text:p>
      <text:p text:style-name="P6"><text:span text:style-name="T14">7 </text:span>size<text:span text:style-name="T19">v</text:span>2, int (<text:span text:style-name="T19">FLOAT</text:span>)</text:p>
      <text:p text:style-name="P6"><text:span text:style-name="T14">8 </text:span>incrementv1, <text:span text:style-name="T19">(FLOAT)</text:span></text:p>
      <text:p text:style-name="P6"><text:span text:style-name="T14">9 </text:span>incrementv2, <text:span text:style-name="T19">(FLOAT)</text:span></text:p>
      <text:p text:style-name="P6"><text:span text:style-name="T14">1</text:span><text:span text:style-name="T20">0</text:span><text:span text:style-name="T14"> </text:span><text:span text:style-name="T13">d</text:span>ateofcreation, datetime<text:span text:style-name="T16">stamp</text:span></text:p>
      <text:p text:style-name="P7"><text:span text:style-name="T14">1</text:span><text:span text:style-name="T20">1</text:span><text:span text:style-name="T14"> </text:span>dateoflastuse, datetime<text:span text:style-name="T16">stamp</text:span></text:p>
      <text:p text:style-name="P9">12 <text:span text:style-name="T18">comment, text 512 symbols, UTF8, General CI</text:span></text:p>
      <text:p text:style-name="P9">13 uses (int)</text:p>
      <text:p text:style-name="P10">14 phone number</text:p>
      <text:p text:style-name="P10">15 e-mail</text:p>
      <text:p text:style-name="P10"/>
      <text:p text:style-name="P11"><text:span text:style-name="T24">//Se</text:span>ttings, which fields to show (all fields, all fields, which are not NULL, and selected fields).</text:p>
      <text:p text:style-name="P11"/>
      <text:p text:style-name="P14">If client not found and SP has rights to search with other fields, ask will search with another fields. If answer is Yes, then go to Search form.</text:p>
      <text:p text:style-name="P14">Search form should contain <text:s/>fields 3, 10,11, 12, 14, 15 and DataGrid with results. With selected result it could allow to Proceed to Existing Client form. As well, if SP has rights to, it should have option to create New Client and back to main button.</text:p>
      <text:p text:style-name="P1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9:19:15.349000000</meta:creation-date>
    <dc:date>2017-03-05T19:36:40.095000000</dc:date>
    <meta:editing-duration>PT6H46M40S</meta:editing-duration>
    <meta:editing-cycles>35</meta:editing-cycles>
    <meta:generator>LibreOffice/4.3.5.2$Windows_x86 LibreOffice_project/3a87456aaa6a95c63eea1c1b3201acedf0751bd5</meta:generator>
    <meta:document-statistic meta:table-count="0" meta:image-count="0" meta:object-count="0" meta:page-count="1" meta:paragraph-count="25" meta:word-count="392" meta:character-count="2371" meta:non-whitespace-character-count="2002"/>
  </office:meta>
</office:document-meta>
</file>